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Anchor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AnchorElementImpl.getR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Co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AnchorElementImpl.bl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Anchor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AnchorElementImpl.getSh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Hreflang( String href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HTMLAnchor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Href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nchor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